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39400002909A7A95854.svm"/>
  <manifest:file-entry manifest:media-type="" manifest:full-path="Pictures/20000007000035A500002BEE8C41FFD9.svm"/>
  <manifest:file-entry manifest:media-type="" manifest:full-path="Pictures/2000000700003570000027CBC2475F60.svm"/>
  <manifest:file-entry manifest:media-type="" manifest:full-path="Pictures/2000000700003506000028350A65545A.svm"/>
  <manifest:file-entry manifest:media-type="" manifest:full-path="Pictures/20000007000035F4000029DD12832C5C.svm"/>
  <manifest:file-entry manifest:media-type="" manifest:full-path="Pictures/200000070000271200000E94D0134A9A.svm"/>
  <manifest:file-entry manifest:media-type="" manifest:full-path="Pictures/200000070000374C00002B4FB492F92E.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list-style-name="L1"/>
    <style:style style:name="P4" style:family="paragraph" style:parent-style-name="Standard" style:list-style-name="L2"/>
    <style:style style:name="P5" style:family="paragraph" style:parent-style-name="Standard" style:list-style-name="L3"/>
    <style:style style:name="P6" style:family="paragraph" style:parent-style-name="Standard" style:list-style-name="L4"/>
    <style:style style:name="P7" style:family="paragraph" style:parent-style-name="Standard">
      <style:text-properties fo:font-weight="normal" style:font-weight-asian="normal" style:font-weight-complex="normal"/>
    </style:style>
    <style:style style:name="P8" style:family="paragraph" style:parent-style-name="Standard" style:list-style-name="L5">
      <style:text-properties fo:font-weight="normal" style:font-weight-asian="normal" style:font-weight-complex="normal"/>
    </style:style>
    <style:style style:name="P9" style:family="paragraph" style:parent-style-name="Standard" style:list-style-name="L6">
      <style:text-properties fo:font-weight="normal" style:font-weight-asian="normal" style:font-weight-complex="normal"/>
    </style:style>
    <style:style style:name="P10" style:family="paragraph" style:parent-style-name="Standard" style:list-style-name="L4">
      <style:text-properties fo:font-weight="normal" style:font-weight-asian="normal" style:font-weight-complex="normal"/>
    </style:style>
    <style:style style:name="P11" style:family="paragraph" style:parent-style-name="Standard">
      <style:text-properties fo:font-weight="bold" style:font-weight-asian="bold" style:font-weight-complex="bold"/>
    </style:style>
    <style:style style:name="P12" style:family="paragraph" style:parent-style-name="Standard" style:list-style-name="L7">
      <style:text-properties fo:font-weight="bold" style:font-weight-asian="bold" style:font-weight-complex="bold"/>
    </style:style>
    <style:style style:name="P13" style:family="paragraph" style:parent-style-name="Standard">
      <style:text-properties fo:font-size="16pt" fo:font-weight="bold" style:font-size-asian="16pt" style:font-weight-asian="bold" style:font-size-complex="16pt" style:font-weight-complex="bold"/>
    </style:style>
    <style:style style:name="P14" style:family="paragraph" style:parent-style-name="Standard">
      <style:text-properties fo:font-size="14pt" fo:font-weight="bold" style:font-size-asian="14pt" style:font-weight-asian="bold" style:font-size-complex="14pt" style:font-weight-complex="bold"/>
    </style:style>
    <style:style style:name="P15" style:family="paragraph" style:parent-style-name="Text_20_body">
      <style:text-properties fo:font-weight="bold" style:font-weight-asian="bold" style:font-weight-complex="bold"/>
    </style:style>
    <style:style style:name="T1"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UNIT 1.1 Boolean Logic</text:p>
      <text:p text:style-name="Standard"><text:tab/>Boolean Expression</text:p>
      <text:p text:style-name="Standard"><text:tab/>f(x, y, z) = (x AND y) OR (NOT(x) AND z)</text:p>
      <text:p text:style-name="Standard"/>
      <text:p text:style-name="Standard"><text:tab/>Truth table:</text:p>
      <text:p text:style-name="Standard"><text:tab/>x y z f</text:p>
      <text:p text:style-name="Standard"><text:tab/>0 0 0 0</text:p>
      <text:p text:style-name="Standard"><text:tab/>0 0 1 1</text:p>
      <text:p text:style-name="Standard"><text:tab/>0 1 0 0</text:p>
      <text:p text:style-name="Standard"><text:tab/>0 1 1 1</text:p>
      <text:p text:style-name="Standard"><text:tab/>1 0 0 0</text:p>
      <text:p text:style-name="Standard"><text:tab/>1 0 1 0</text:p>
      <text:p text:style-name="Standard"><text:tab/>1 1 0 1</text:p>
      <text:p text:style-name="Standard"><text:tab/>1 1 1 1</text:p>
      <text:p text:style-name="Standard"><text:s/></text:p>
      <text:p text:style-name="Standard">Boolean Identities</text:p>
      <text:p text:style-name="Standard">Commutative Laws:</text:p>
      <text:list xml:id="list677014256469808589" text:style-name="L1">
        <text:list-item>
          <text:p text:style-name="P3">(x AND y) = (y AND x)</text:p>
        </text:list-item>
        <text:list-item>
          <text:p text:style-name="P3">(x OR y) = (y OR x)</text:p>
        </text:list-item>
      </text:list>
      <text:p text:style-name="Standard">Associative Laws:</text:p>
      <text:list xml:id="list6334715291933080256" text:style-name="L2">
        <text:list-item>
          <text:p text:style-name="P4">(x AND (y AND z)) = ((x AND y) AND z)</text:p>
        </text:list-item>
        <text:list-item>
          <text:p text:style-name="P4">(x OR (x OR z) = ((x OR y) OR z)</text:p>
        </text:list-item>
      </text:list>
      <text:p text:style-name="Standard">Distributive Laws:</text:p>
      <text:list xml:id="list2497317632548649725" text:style-name="L3">
        <text:list-item>
          <text:p text:style-name="P5">(x AND (y OR z)) = (x AND y) OR (x AND z)</text:p>
        </text:list-item>
        <text:list-item>
          <text:p text:style-name="P5">(x OR (y and z)) = (x OR y) and (x OR z)</text:p>
        </text:list-item>
      </text:list>
      <text:p text:style-name="Standard">De Morgan laws:</text:p>
      <text:list xml:id="list8375344008123271714" text:style-name="L4">
        <text:list-item>
          <text:p text:style-name="P6">NOT(x AND y) = NOT(x) OR NOT(y)</text:p>
        </text:list-item>
        <text:list-item>
          <text:p text:style-name="P6">NOT (x OR y) = NOT(x) AND NOT(y)</text:p>
        </text:list-item>
      </text:list>
      <text:p text:style-name="Standard"/>
      <text:p text:style-name="Standard">Boolean Algebra:</text:p>
      <text:p text:style-name="Standard">NOT (NOT(x) AND NOT(x</text:p>
      <text:p text:style-name="Standard"/>
      <text:p text:style-name="P1">Truth table to Boolean Expression</text:p>
      <text:p text:style-name="Standard">Truth table row by row. We construct expressions</text:p>
      <text:p text:style-name="Standard">at rows where function returns 1 <text:s/>only at the specific rows</text:p>
      <text:p text:style-name="Standard">and zeroes at other rows and OR them together</text:p>
      <text:p text:style-name="Standard"><text:tab/>x y z f</text:p>
      <text:p text:style-name="Standard"><text:tab/>0 0 0 1 (NOT(x) AND NOT (y) AND NOT(z)) OR</text:p>
      <text:p text:style-name="Standard"><text:tab/>0 0 1 0 </text:p>
      <text:p text:style-name="Standard"><text:tab/>0 1 0 1 (NOT(x) AND y AND NOT(z)) OR</text:p>
      <text:p text:style-name="Standard"><text:tab/>0 1 1 0</text:p>
      <text:p text:style-name="Standard"><text:tab/>1 0 0 1 (x AND NOT(y) AND NOT (z))</text:p>
      <text:p text:style-name="Standard"><text:tab/>1 0 1 0</text:p>
      <text:p text:style-name="Standard"><text:tab/>1 1 0 0</text:p>
      <text:p text:style-name="Standard"><text:tab/>1 1 1 0</text:p>
      <text:p text:style-name="Standard"/>
      <text:p text:style-name="Standard">(NOT(x) AND NOT (y) AND NOT(z)) OR NOT(x) AND y AND NOT(z)) OR (x AND NOT(y) AND NOT (z))</text:p>
      <text:p text:style-name="Standard"/>
      <text:p text:style-name="Standard"/>
      <text:p text:style-name="Standard"/>
      <text:p text:style-name="Standard"/>
      <text:p text:style-name="P2"><text:soft-page-break/>Theorem: Any boolean function can be represented using an expression containing AND, OR and NOT operations</text:p>
      <text:p text:style-name="P2"/>
      <text:p text:style-name="P2">Theorem: Any boolean function can be represented using an expression containing only NAND operations</text:p>
      <text:p text:style-name="P2">Proof:</text:p>
      <text:list xml:id="list2468952437764821979" text:style-name="L5">
        <text:list-item>
          <text:p text:style-name="P8">NOT(x) = (x NAND x)</text:p>
        </text:list-item>
        <text:list-item>
          <text:p text:style-name="P8">(x AND y) – NOT(x NAND y)</text:p>
        </text:list-item>
      </text:list>
      <text:p text:style-name="P2"/>
      <text:p text:style-name="P1"/>
      <text:p text:style-name="P1">Gate Logic</text:p>
      <text:p text:style-name="P1"><text:tab/><text:span text:style-name="T1">Elementary (Nand, And, Or, Not, ...)</text:span></text:p>
      <text:p text:style-name="P2"><text:tab/>Composite (Mux, Adder, ...)</text:p>
      <text:p text:style-name="P2"/>
      <text:p text:style-name="P2">Nand: if (a==1 and b==1) then out=0 else out=1</text:p>
      <text:p text:style-name="P2">And: if (a==1 and b==1) then out=1 else out=0</text:p>
      <text:p text:style-name="P2">Not: if (in==0) then out=1 else out=0</text:p>
      <text:p text:style-name="P2"/>
      <text:p text:style-name="P1">Abstraction levels:</text:p>
      <text:list xml:id="list6891551123634746965" text:style-name="L7">
        <text:list-item>
          <text:list>
            <text:list-item>
              <text:p text:style-name="P12"><text:span text:style-name="T1">interface is answering the question "What"</text:span></text:p>
            </text:list-item>
          </text:list>
        </text:list-item>
      </text:list>
      <text:list xml:id="list2046844943707656679" text:style-name="L6">
        <text:list-item>
          <text:list>
            <text:list-item>
              <text:p text:style-name="P9">implementation answers "How"</text:p>
            </text:list-item>
          </text:list>
        </text:list-item>
      </text:list>
      <text:p text:style-name="P2"/>
      <text:p text:style-name="P1">From gate diagram to HDL (Hardware Description Language)</text:p>
      <text:p text:style-name="P2">XOR sample implementation:</text:p>
      <text:p text:style-name="P2">/** Xor gate: out = (a And Not(b)) Or (Not(a) And b)) */</text:p>
      <text:p text:style-name="P2">CHIP Xor {</text:p>
      <text:p text:style-name="P2"><text:tab/>IN a, b;</text:p>
      <text:p text:style-name="P2"><text:tab/>OUT out;</text:p>
      <text:p text:style-name="P2"/>
      <text:p text:style-name="P2"><text:tab/>PARTS:</text:p>
      <text:p text:style-name="P2"><text:tab/>Not (in=a, out=nota);</text:p>
      <text:p text:style-name="P2"><text:tab/>Not (in=b, out=notb);</text:p>
      <text:p text:style-name="P2"><text:tab/>And (a=a, b=notb, out=aAndNotb);</text:p>
      <text:p text:style-name="P2"><text:tab/>And (a=nota, b=b, out=notaAndb);</text:p>
      <text:p text:style-name="P2"><text:tab/>Or (a=aAndNotb, b=notaAndb, out=out);</text:p>
      <text:p text:style-name="P2">}</text:p>
      <text:p text:style-name="P2"/>
      <text:p text:style-name="P2">Xor implementation: </text:p>
      <text:p text:style-name="P2">XOR truth table:</text:p>
      <text:p text:style-name="P2">a b out</text:p>
      <text:p text:style-name="P2">0 0 0</text:p>
      <text:p text:style-name="P2">0 1 1</text:p>
      <text:p text:style-name="P2">1 0 1</text:p>
      <text:p text:style-name="P2">1 1 0</text:p>
      <text:p text:style-name="P2"/>
      <text:p text:style-name="P2">so out = 1 when (a And Not(b)) Or (b And Not(a))</text:p>
      <text:p text:style-name="P1"/>
      <text:p text:style-name="P2">HDL is functional/declarative language </text:p>
      <text:p text:style-name="P2"><text:s/></text:p>
      <text:p text:style-name="P2"/>
      <text:p text:style-name="P2"/>
      <text:p text:style-name="P2"/>
      <text:p text:style-name="P2"><text:soft-page-break/></text:p>
      <text:p text:style-name="P1">Hardware Simulation</text:p>
      <text:p text:style-name="P2">HDL code -&gt; interactive hardware simulator or test script</text:p>
      <text:p text:style-name="P2"/>
      <text:p text:style-name="P2">test script:</text:p>
      <text:p text:style-name="P2">load xor.hdl,</text:p>
      <text:p text:style-name="P2">output-file And.out,</text:p>
      <text:p text:style-name="P2">output-list a b out;</text:p>
      <text:p text:style-name="P2">set a 0, set b 0, eval, output;</text:p>
      <text:p text:style-name="P2">set a 0, set b 1, eval, output;</text:p>
      <text:p text:style-name="P2">set a 1, set b 0, eval, output;</text:p>
      <text:p text:style-name="P2">set a 1, set b 1, eval, output;</text:p>
      <text:p text:style-name="P2"><text:s/></text:p>
      <text:p text:style-name="P2"/>
      <text:p text:style-name="P2">With/without output and compare files</text:p>
      <text:p text:style-name="P2"/>
      <text:p text:style-name="P2">Exercise – implement AND, OR, NOT using only NAND</text:p>
      <text:p text:style-name="P2"/>
      <text:p text:style-name="P2">NAND</text:p>
      <text:p text:style-name="P2">a b out</text:p>
      <text:p text:style-name="P2">0 0 1</text:p>
      <text:p text:style-name="P2">0 1 1</text:p>
      <text:p text:style-name="P2">1 0 1</text:p>
      <text:p text:style-name="P2">1 1 0</text:p>
      <text:p text:style-name="P2"/>
      <text:p text:style-name="P2">AND</text:p>
      <text:p text:style-name="P2">a b out</text:p>
      <text:p text:style-name="P2">0 0 0</text:p>
      <text:p text:style-name="P2">0 1 0</text:p>
      <text:p text:style-name="P2">1 0 0</text:p>
      <text:p text:style-name="P2">1 1 1</text:p>
      <text:p text:style-name="P2"/>
      <text:p text:style-name="P2">OR</text:p>
      <text:p text:style-name="P2">a b out</text:p>
      <text:p text:style-name="P2">0 0 0</text:p>
      <text:p text:style-name="P2">0 1 1 </text:p>
      <text:p text:style-name="P2">1 0 1</text:p>
      <text:p text:style-name="P2">1 1 1</text:p>
      <text:p text:style-name="P2"/>
      <text:p text:style-name="P2">NOT:</text:p>
      <text:p text:style-name="P2">0 1</text:p>
      <text:p text:style-name="P2">1 0</text:p>
      <text:p text:style-name="P2"/>
      <text:p text:style-name="P2">XOR</text:p>
      <text:p text:style-name="P2">a b out</text:p>
      <text:p text:style-name="P2">0 0 0</text:p>
      <text:p text:style-name="P2">0 1 1 Not(a) And b</text:p>
      <text:p text:style-name="P2">1 0 1 a And Not(b)</text:p>
      <text:p text:style-name="P2">1 1 0</text:p>
      <text:p text:style-name="P2"/>
      <text:p text:style-name="P2">we implement OR using De Morgan Law and double negation law</text:p>
      <text:list xml:id="list38651746" text:continue-list="list8375344008123271714" text:style-name="L4">
        <text:list-item>
          <text:p text:style-name="P10">NOT (x OR y) = NOT(x) AND NOT(y)</text:p>
        </text:list-item>
      </text:list>
      <text:p text:style-name="P2"><text:soft-page-break/></text:p>
      <text:p text:style-name="P2"/>
      <text:p text:style-name="P2"/>
      <text:p text:style-name="P2"/>
      <text:p text:style-name="P2"/>
      <text:p text:style-name="P2"/>
      <text:p text:style-name="P2"/>
      <text:p text:style-name="P2"/>
      <text:p text:style-name="P2">Hardware construction projects :</text:p>
      <text:p text:style-name="P2"><text:tab/>System architects – decide which chips are needed, create API, test script and compare file</text:p>
      <text:p text:style-name="P2"><text:tab/>Developers – given these resources they build chip</text:p>
      <text:p text:style-name="P2"/>
      <text:p text:style-name="P2"/>
      <text:p text:style-name="P1">Multi-Bit Buses</text:p>
      <text:p text:style-name="P2"><draw:frame draw:style-name="fr1" draw:name="graphics1" text:anchor-type="paragraph" svg:width="3.9374in" svg:height="1.4693in" draw:z-index="0"><draw:image xlink:href="Pictures/200000070000271200000E94D0134A9A.svm" xlink:type="simple" xlink:show="embed" xlink:actuate="onLoad"/></draw:frame></text:p>
      <text:p text:style-name="P2">CHIP Add3Way16{</text:p>
      <text:p text:style-name="P2"><text:tab/>IN first[16], second[16], third[16];</text:p>
      <text:p text:style-name="P2"><text:tab/>OUT out[16];</text:p>
      <text:p text:style-name="P2"/>
      <text:p text:style-name="P2"><text:tab/>PARTS:</text:p>
      <text:p text:style-name="P2"><text:tab/>Add16(a=first, b=second, out=temp);</text:p>
      <text:p text:style-name="P2"><text:tab/>Add16(a=temp, b=third, out=out);</text:p>
      <text:p text:style-name="P2">}</text:p>
      <text:p text:style-name="P2"/>
      <text:p text:style-name="P2">access particular bits in a bus:</text:p>
      <text:p text:style-name="P2"><text:s/>CHIP Add4Way{</text:p>
      <text:p text:style-name="P2"><text:tab/>IN a[4];</text:p>
      <text:p text:style-name="P2"><text:tab/>OUT out;</text:p>
      <text:p text:style-name="P2"><text:tab/></text:p>
      <text:p text:style-name="P2"><text:tab/>PARTS:</text:p>
      <text:p text:style-name="P2"><text:tab/>And (a=a[0], b=a[1], out=t01);</text:p>
      <text:p text:style-name="P2"><text:tab/>And (a=t01, b=a[2], out=t012);</text:p>
      <text:p text:style-name="P2"><text:tab/>And (a=t012, b=a[3], out=out);</text:p>
      <text:p text:style-name="P2">}</text:p>
      <text:p text:style-name="P2"/>
      <text:p text:style-name="P2">CHIP And4 {</text:p>
      <text:p text:style-name="P2"><text:tab/>IN a[4], b[4];</text:p>
      <text:p text:style-name="P2"><text:tab/>OUT out[4];</text:p>
      <text:p text:style-name="P2"/>
      <text:p text:style-name="P2"><text:tab/>PARTS:</text:p>
      <text:p text:style-name="P2"><text:tab/>AND(a=a[0], b=b[0], out=out[0];</text:p>
      <text:p text:style-name="P2"><text:tab/>AND(a=a[1], b=b[1], out=out[1];</text:p>
      <text:p text:style-name="P2"><text:tab/>AND(a=a[2], b=b[2], out=out[2];</text:p>
      <text:p text:style-name="P2"><text:tab/>AND(a=a[3], b=b[3], out=out[3];</text:p>
      <text:p text:style-name="P2">}</text:p>
      <text:p text:style-name="P2"><text:soft-page-break/></text:p>
      <text:p text:style-name="P2"/>
      <text:p text:style-name="P2"/>
      <text:p text:style-name="P2"/>
      <text:p text:style-name="P2"/>
      <text:p text:style-name="P2"/>
      <text:p text:style-name="P2"/>
      <text:p text:style-name="P2"/>
      <text:p text:style-name="P2">Buses can be composed from a(and broken into) sub-buses:</text:p>
      <text:p text:style-name="P2"><text:tab/>..</text:p>
      <text:p text:style-name="P2"><text:tab/>IN lsb[8], msb[8],....</text:p>
      <text:p text:style-name="P2"><text:tab/>..</text:p>
      <text:p text:style-name="P2"><text:tab/>Add16(a[0..7], a[8..15]=msb, b=..., out=...);</text:p>
      <text:p text:style-name="P2"><text:tab/>Add16(.., out[0..3]=t1, out[4..15]=t2);</text:p>
      <text:p text:style-name="P2">}</text:p>
      <text:p text:style-name="P2"/>
      <text:p text:style-name="P2"/>
      <text:p text:style-name="P13">Project 1 Overview</text:p>
      <text:p text:style-name="P2">Given: Nand</text:p>
      <text:p text:style-name="P2">Goal: Build following gates: </text:p>
      <text:p text:style-name="P2"><text:tab/>Elementary: Not, And, Or, Xor, Mux, Dmux</text:p>
      <text:p text:style-name="P2"><text:s/><text:tab/>16 Bits variants: Not16, And16, Or16, Mux16</text:p>
      <text:p text:style-name="P2"><text:tab/>Multi-way variants: Or8Way, Mux4Way16, Mux8Way16,DMux4Way, Dmux8Way</text:p>
      <text:p text:style-name="P2"/>
      <text:p text:style-name="P2">Why these 15 particulare gatres? - They are commonly used gates, they comprise all the elementary logic gates to build out computer</text:p>
      <text:p text:style-name="P2"/>
      <text:p text:style-name="P1"><draw:frame draw:style-name="fr2" draw:name="graphics2" text:anchor-type="paragraph" svg:width="5.4374in" svg:height="4.2193in" draw:z-index="1"><draw:image xlink:href="Pictures/20000007000035F4000029DD12832C5C.svm" xlink:type="simple" xlink:show="embed" xlink:actuate="onLoad"/></draw:frame></text:p>
      <text:p text:style-name="P1"/>
      <text:p text:style-name="P2"/>
      <text:p text:style-name="P1"><text:soft-page-break/></text:p>
      <text:p text:style-name="P1"><draw:frame draw:style-name="fr3" draw:name="graphics3" text:anchor-type="paragraph" svg:x="0.2362in" svg:y="0.1417in" svg:width="5.4071in" svg:height="4.428in" draw:z-index="2"><draw:image xlink:href="Pictures/20000007000035A500002BEE8C41FFD9.svm" xlink:type="simple" xlink:show="embed" xlink:actuate="onLoad"/></draw:frame></text:p>
      <text:p text:style-name="P1"><draw:frame draw:style-name="fr2" draw:name="graphics4" text:anchor-type="paragraph" svg:width="5.3862in" svg:height="4.0102in" draw:z-index="3"><draw:image xlink:href="Pictures/2000000700003570000027CBC2475F60.svm" xlink:type="simple" xlink:show="embed" xlink:actuate="onLoad"/></draw:frame><text:tab/></text:p>
      <text:p text:style-name="P1"/>
      <text:p text:style-name="P1"/>
      <text:p text:style-name="P1"/>
      <text:p text:style-name="P1"/>
      <text:p text:style-name="P1"/>
      <text:p text:style-name="P1"><text:soft-page-break/></text:p>
      <text:p text:style-name="P1"/>
      <text:p text:style-name="P1"><draw:frame draw:style-name="fr1" draw:name="graphics5" text:anchor-type="paragraph" svg:width="5.3437in" svg:height="4.052in" draw:z-index="4"><draw:image xlink:href="Pictures/2000000700003506000028350A65545A.svm" xlink:type="simple" xlink:show="embed" xlink:actuate="onLoad"/></draw:frame></text:p>
      <text:p text:style-name="P1"/>
      <text:p text:style-name="P1"/>
      <text:p text:style-name="P1"/>
      <text:p text:style-name="P1">16-bits variants example: And16</text:p>
      <text:p text:style-name="P1"><draw:frame draw:style-name="fr2" draw:name="graphics6" text:anchor-type="paragraph" svg:width="5.1984in" svg:height="4.1362in" draw:z-index="5"><draw:image xlink:href="Pictures/200000070000339400002909A7A95854.svm" xlink:type="simple" xlink:show="embed" xlink:actuate="onLoad"/></draw:frame></text:p>
      <text:p text:style-name="P1"/>
      <text:p text:style-name="P1"/>
      <text:p text:style-name="P1"><text:soft-page-break/></text:p>
      <text:p text:style-name="P1"/>
      <text:p text:style-name="P1">Multi-way variants example: 16-bit, 4-way multiplexor</text:p>
      <text:p text:style-name="P1"><draw:frame draw:style-name="fr1" draw:name="graphics7" text:anchor-type="paragraph" svg:width="5.5728in" svg:height="4.3654in" draw:z-index="6"><draw:image xlink:href="Pictures/200000070000374C00002B4FB492F92E.svm" xlink:type="simple" xlink:show="embed" xlink:actuate="onLoad"/></draw:frame></text:p>
      <text:p text:style-name="P1"/>
      <text:p text:style-name="P1"/>
      <text:p text:style-name="P14">UNIT 2</text:p>
      <text:p text:style-name="P1"/>
      <text:p text:style-name="P15"><text:span text:style-name="Strong_20_Emphasis">In a nutshell: </text:span>Using the chipset that we've built in the previous module, we will now proceed to build a family of <text:span text:style-name="Emphasis">adders</text:span> -- chips designed to add numbers. We will then take a big step forward and build an <text:span text:style-name="Emphasis">Arithmetic Logic Unit</text:span>. The ALU, which is designed to perform a whole set of arithmetic and logical operations, is the computer's calculating brain. Later in the course we will use this ALU as the centerpiece chip from which we will build the computer's <text:span text:style-name="Emphasis">Central Processing Unit</text:span>, or CPU. Since all these chips operate on binary numbers (0's and 1's), we will start this module with a general overview of binary arithmetic, and only then delve into building the ALU.</text:p>
      <text:p text:style-name="Text_20_body"><text:span text:style-name="Strong_20_Emphasis">Key concepts: </text:span>Binary numbers, binary addition, the two's complement method, half-adders, full-adders, n-bit adders, counters, Arithmetic Logic Unit (ALU), combinational logic. </text:p>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3H51M40S</meta:editing-duration>
    <meta:editing-cycles>55</meta:editing-cycles>
    <meta:generator>OpenOffice/4.1.5$Win32 OpenOffice.org_project/415m1$Build-9789</meta:generator>
    <dc:date>2018-08-30T18:45:18.04</dc:date>
    <meta:document-statistic meta:table-count="0" meta:image-count="7" meta:object-count="0" meta:page-count="9" meta:paragraph-count="172" meta:word-count="927" meta:character-count="4740"/>
    <meta:user-defined meta:name="Info 1"/>
    <meta:user-defined meta:name="Info 2"/>
    <meta:user-defined meta:name="Info 3"/>
    <meta:user-defined meta:name="Info 4"/>
  </office:meta>
</office:document-meta>
</file>